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3" style:family="paragraph" style:parent-style-name="Standard">
      <style:text-properties fo:font-size="12pt" officeooo:rsid="0006bb1f" officeooo:paragraph-rsid="0096c79a" style:font-size-asian="12pt" style:font-size-complex="12pt"/>
    </style:style>
    <style:style style:name="P4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5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6" style:family="paragraph" style:parent-style-name="Standard">
      <style:text-properties fo:font-size="12pt" officeooo:rsid="00085480" officeooo:paragraph-rsid="00754873" style:font-size-asian="12pt" style:font-size-complex="12pt"/>
    </style:style>
    <style:style style:name="P7" style:family="paragraph" style:parent-style-name="Standard">
      <style:text-properties fo:font-size="12pt" officeooo:rsid="00085480" officeooo:paragraph-rsid="0096c79a" style:font-size-asian="12pt" style:font-size-complex="12pt"/>
    </style:style>
    <style:style style:name="P8" style:family="paragraph" style:parent-style-name="Standard">
      <style:text-properties fo:font-size="12pt" officeooo:paragraph-rsid="0096c79a" style:font-size-asian="12pt" style:font-size-complex="12pt"/>
    </style:style>
    <style:style style:name="P9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6bb1f" officeooo:paragraph-rsid="0044cadc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9988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9988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6" style:family="paragraph" style:parent-style-name="Standard">
      <style:paragraph-properties style:writing-mode="lr-tb"/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592e83" officeooo:paragraph-rsid="0099988c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6bb1f" officeooo:paragraph-rsid="00aaba9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20" style:family="paragraph" style:parent-style-name="Standard">
      <style:text-properties fo:font-size="12pt" officeooo:rsid="00085480" officeooo:paragraph-rsid="00aaba98" style:font-size-asian="12pt" style:font-size-complex="12pt"/>
    </style:style>
    <style:style style:name="P21" style:family="paragraph" style:parent-style-name="Standard">
      <style:text-properties fo:font-size="12pt" officeooo:rsid="007a8e62" officeooo:paragraph-rsid="00aaba98" style:font-size-asian="12pt" style:font-size-complex="12pt"/>
    </style:style>
    <style:style style:name="P22" style:family="paragraph" style:parent-style-name="Standard">
      <style:text-properties officeooo:paragraph-rsid="00aaba98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f004d" style:font-style-asian="italic" style:font-style-complex="italic"/>
    </style:style>
    <style:style style:name="T6" style:family="text">
      <style:text-properties fo:font-style="italic" officeooo:rsid="006fb5df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7a8e62"/>
    </style:style>
    <style:style style:name="T9" style:family="text">
      <style:text-properties style:text-position="super 58%" officeooo:rsid="00a06a96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c658" style:font-style-asian="normal" style:font-style-complex="normal"/>
    </style:style>
    <style:style style:name="T12" style:family="text">
      <style:text-properties fo:font-style="normal" officeooo:rsid="004a3a98" style:font-style-asian="normal" style:font-style-complex="normal"/>
    </style:style>
    <style:style style:name="T13" style:family="text">
      <style:text-properties fo:font-style="normal" officeooo:rsid="0055aa9d" style:font-style-asian="normal" style:font-style-complex="normal"/>
    </style:style>
    <style:style style:name="T14" style:family="text">
      <style:text-properties fo:font-style="normal" officeooo:rsid="009084fa" style:font-style-asian="normal" style:font-style-complex="normal"/>
    </style:style>
    <style:style style:name="T15" style:family="text">
      <style:text-properties officeooo:rsid="0008710b"/>
    </style:style>
    <style:style style:name="T16" style:family="text">
      <style:text-properties officeooo:rsid="0029e540"/>
    </style:style>
    <style:style style:name="T17" style:family="text">
      <style:text-properties officeooo:rsid="002ad77a"/>
    </style:style>
    <style:style style:name="T18" style:family="text">
      <style:text-properties officeooo:rsid="002df158"/>
    </style:style>
    <style:style style:name="T19" style:family="text">
      <style:text-properties officeooo:rsid="00347f56"/>
    </style:style>
    <style:style style:name="T20" style:family="text">
      <style:text-properties officeooo:rsid="0039aa09"/>
    </style:style>
    <style:style style:name="T21" style:family="text">
      <style:text-properties officeooo:rsid="003ac776"/>
    </style:style>
    <style:style style:name="T22" style:family="text">
      <style:text-properties fo:language="fr" fo:country="FR" fo:font-style="italic" style:font-style-asian="italic" style:font-style-complex="italic"/>
    </style:style>
    <style:style style:name="T23" style:family="text">
      <style:text-properties officeooo:rsid="003dd023"/>
    </style:style>
    <style:style style:name="T24" style:family="text">
      <style:text-properties officeooo:rsid="003f88ee"/>
    </style:style>
    <style:style style:name="T25" style:family="text">
      <style:text-properties officeooo:rsid="00424773"/>
    </style:style>
    <style:style style:name="T26" style:family="text">
      <style:text-properties officeooo:rsid="0048c658"/>
    </style:style>
    <style:style style:name="T27" style:family="text">
      <style:text-properties officeooo:rsid="004cb877"/>
    </style:style>
    <style:style style:name="T28" style:family="text">
      <style:text-properties officeooo:rsid="0051609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6bb1f" style:font-weight-asian="bold" style:font-weight-complex="bold"/>
    </style:style>
    <style:style style:name="T31" style:family="text">
      <style:text-properties fo:font-weight="bold" officeooo:rsid="004cb877" style:font-weight-asian="bold" style:font-weight-complex="bold"/>
    </style:style>
    <style:style style:name="T32" style:family="text">
      <style:text-properties fo:font-weight="bold" officeooo:rsid="005f004d" style:font-weight-asian="bold" style:font-weight-complex="bold"/>
    </style:style>
    <style:style style:name="T33" style:family="text">
      <style:text-properties fo:font-weight="bold" officeooo:rsid="0065251f" style:font-weight-asian="bold" style:font-weight-complex="bold"/>
    </style:style>
    <style:style style:name="T34" style:family="text">
      <style:text-properties fo:font-weight="bold" officeooo:rsid="00a00841" style:font-weight-asian="bold" style:font-weight-complex="bold"/>
    </style:style>
    <style:style style:name="T35" style:family="text">
      <style:text-properties fo:font-weight="bold" officeooo:rsid="00a14866" style:font-weight-asian="bold" style:font-weight-complex="bold"/>
    </style:style>
    <style:style style:name="T36" style:family="text">
      <style:text-properties fo:font-weight="bold" officeooo:rsid="009bb636" style:font-weight-asian="bold" style:font-weight-complex="bold"/>
    </style:style>
    <style:style style:name="T37" style:family="text">
      <style:text-properties fo:font-weight="bold" officeooo:rsid="00aaba98" style:font-weight-asian="bold" style:font-weight-complex="bold"/>
    </style:style>
    <style:style style:name="T38" style:family="text">
      <style:text-properties officeooo:rsid="005a7122"/>
    </style:style>
    <style:style style:name="T39" style:family="text">
      <style:text-properties officeooo:rsid="005b34ea"/>
    </style:style>
    <style:style style:name="T40" style:family="text">
      <style:text-properties officeooo:rsid="005c5273"/>
    </style:style>
    <style:style style:name="T41" style:family="text">
      <style:text-properties officeooo:rsid="005d11e7"/>
    </style:style>
    <style:style style:name="T42" style:family="text">
      <style:text-properties officeooo:rsid="005f004d"/>
    </style:style>
    <style:style style:name="T43" style:family="text">
      <style:text-properties officeooo:rsid="005f0d21"/>
    </style:style>
    <style:style style:name="T44" style:family="text">
      <style:text-properties officeooo:rsid="006317a9"/>
    </style:style>
    <style:style style:name="T45" style:family="text">
      <style:text-properties officeooo:rsid="006fb5df"/>
    </style:style>
    <style:style style:name="T46" style:family="text">
      <style:text-properties officeooo:rsid="00770230"/>
    </style:style>
    <style:style style:name="T47" style:family="text">
      <style:text-properties style:font-name="Liberation Serif" officeooo:rsid="0096c79a"/>
    </style:style>
    <style:style style:name="T48" style:family="text">
      <style:text-properties style:font-name="Liberation Serif1" officeooo:rsid="00941030" style:font-name-asian="Liberation Serif1" style:font-name-complex="Liberation Serif1"/>
    </style:style>
    <style:style style:name="T49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50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51" style:family="text">
      <style:text-properties style:font-name="Liberation Serif1" fo:font-weight="normal" officeooo:rsid="00a66e40" style:font-name-asian="Liberation Serif1" style:font-weight-asian="normal" style:font-name-complex="Liberation Serif1" style:font-weight-complex="normal"/>
    </style:style>
    <style:style style:name="T52" style:family="text">
      <style:text-properties style:font-name="Liberation Serif1" officeooo:rsid="0096c79a"/>
    </style:style>
    <style:style style:name="T53" style:family="text">
      <style:text-properties officeooo:rsid="009e43e9"/>
    </style:style>
    <style:style style:name="T54" style:family="text">
      <style:text-properties officeooo:rsid="009efeae"/>
    </style:style>
    <style:style style:name="T55" style:family="text">
      <style:text-properties officeooo:rsid="009da5f4"/>
    </style:style>
    <style:style style:name="T56" style:family="text">
      <style:text-properties officeooo:rsid="00a7d934"/>
    </style:style>
    <style:style style:name="T57" style:family="text">
      <style:text-properties officeooo:rsid="00a06a96"/>
    </style:style>
    <style:style style:name="T58" style:family="text">
      <style:text-properties officeooo:rsid="00a66e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<text:span text:style-name="T2">Œuvres</text:span> d’art présentées en début de cours / <text:span text:style-name="T56">niveau cinquième</text:span></text:p>
      <text:p text:style-name="P13"/>
      <text:p text:style-name="P14"><text:span text:style-name="T48">● </text:span>2.<text:span text:style-name="T53">3</text:span> : <text:span text:style-name="T54">2</text:span><text:span text:style-name="T7">e</text:span> partie de l’année (=entre deux vacances), <text:span text:style-name="T54">troisième</text:span> semaine de cette partie</text:p>
      <text:p text:style-name="P14"/>
      <text:p text:style-name="P17"/>
      <text:p text:style-name="P11">Combien vaut une œuvre d’art ? <text:span text:style-name="T39">[a]</text:span></text:p>
      <text:p text:style-name="P11"/>
      <text:p text:style-name="P4"><text:span text:style-name="T49">☐ </text:span><text:span text:style-name="T50">1</text:span>.5<text:tab/><text:span text:style-name="T52">·</text:span><text:span text:style-name="T47"> </text:span><text:span text:style-name="T4">Vase avec douze tournesols</text:span>, 1888 <text:span text:style-name="T16">(</text:span>Van Gogh, 1853-1890<text:span text:style-name="T16">)</text:span></text:p>
      <text:p text:style-name="P4"><text:span text:style-name="T49">☐ </text:span><text:span text:style-name="T50">1</text:span>.<text:span text:style-name="T55">7</text:span><text:tab/><text:span text:style-name="T52">·</text:span><text:span text:style-name="T47"> </text:span><text:span text:style-name="T4">La Petite fille au ballon</text:span>, 2002 <text:span text:style-name="T17">(</text:span>Banksy<text:span text:style-name="T17">)</text:span></text:p>
      <text:p text:style-name="P4"><text:tab/><text:span text:style-name="T52">·</text:span><text:span text:style-name="T47"> </text:span><text:span text:style-name="T4">La Petite fille au ballon</text:span>, 20<text:span text:style-name="T18">18</text:span> <text:span text:style-name="T17">(</text:span>Banksy<text:span text:style-name="T17">)</text:span></text:p>
      <text:p text:style-name="P4"><text:span text:style-name="T49">☐ </text:span>2.<text:span text:style-name="T55">1</text:span> <text:tab/><text:span text:style-name="T52">·</text:span><text:span text:style-name="T47"> </text:span><text:span text:style-name="T4">US Dollar Sign</text:span>, 1981 <text:span text:style-name="T19">(</text:span>Andy Warhol, 1928-1987<text:span text:style-name="T19">)</text:span></text:p>
      <text:p text:style-name="P2"/>
      <text:p text:style-name="P9">Tous les tableaux sont-ils encadrés ? <text:span text:style-name="T40">[b]</text:span></text:p>
      <text:p text:style-name="P9"/>
      <text:p text:style-name="P4"><text:span text:style-name="T49">☐ </text:span><text:span text:style-name="T50">2</text:span>.<text:span text:style-name="T55">3</text:span><text:tab/><text:span text:style-name="T52">·</text:span><text:span text:style-name="T47"> </text:span><text:span text:style-name="T4">Composition en rouge jaune bleu et noir</text:span>, 1921 <text:span text:style-name="T21">(</text:span>Piet Mondriaan, 1872-1944<text:span text:style-name="T20">)</text:span></text:p>
      <text:p text:style-name="P8"><text:span text:style-name="T49">☐ </text:span><text:span text:style-name="T50">2</text:span><text:span text:style-name="T15">.5<text:tab/></text:span><text:bookmark text:name="firstHeading"/><text:span text:style-name="T52">·</text:span><text:span text:style-name="T47"> </text:span><text:span text:style-name="T22">Un dimanche après-midi à l'Île de la Grande Jatte</text:span><text:span text:style-name="T15">, 1884 (Georges Seurat, 1859-1891)</text:span></text:p>
      <text:p text:style-name="P4"><text:span text:style-name="T49">☐ </text:span><text:span text:style-name="T50">2</text:span>.<text:span text:style-name="T55">7</text:span><text:tab/><text:span text:style-name="T52">·</text:span><text:span text:style-name="T47"> </text:span><text:span text:style-name="T4">Le cadre</text:span>, 1938 <text:span text:style-name="T23">(</text:span>Frida Kahlo, 1907-1954<text:span text:style-name="T23">)</text:span></text:p>
      <text:p text:style-name="P4"/>
      <text:p text:style-name="P20"><text:span text:style-name="T30">Les statues sont-elles forcément belles ? </text:span><text:span text:style-name="T33">[</text:span><text:span text:style-name="T36">a</text:span><text:span text:style-name="T37">$</text:span><text:span text:style-name="T33">]</text:span></text:p>
      <text:p text:style-name="P18"/>
      <text:p text:style-name="P20"><text:span text:style-name="T49">☐ </text:span><text:span text:style-name="T51">1</text:span>.5<text:tab/><text:span text:style-name="T52">·</text:span><text:span text:style-name="T47"> </text:span><text:span text:style-name="T4">Discophore</text:span>, -I<text:span text:style-name="T57">V</text:span><text:span text:style-name="T8">e</text:span>/-V<text:span text:style-name="T8">e</text:span></text:p>
      <text:p text:style-name="P22">☐ <text:span text:style-name="T58">1</text:span>.<text:span text:style-name="T58">7</text:span><text:tab/>· <text:span text:style-name="T57">Laocoon</text:span>, -<text:span text:style-name="T57">I</text:span><text:span text:style-name="T9">e</text:span>/-<text:span text:style-name="T57">II</text:span><text:span text:style-name="T7">e</text:span></text:p>
      <text:p text:style-name="P21"><text:span text:style-name="T49">☐ </text:span><text:span text:style-name="T51">2</text:span>.<text:span text:style-name="T58">1</text:span><text:tab/><text:span text:style-name="T52">·</text:span><text:span text:style-name="T47"> </text:span><text:span text:style-name="T4">Kunst 3 in Schwäbisch Hall</text:span> (Henry Moore, 1898-1986)</text:p>
      <text:p text:style-name="P18"/>
      <text:p text:style-name="P16">Quand une œuvre d’art est-elle terminée ? <text:span text:style-name="T44">[d]</text:span></text:p>
      <text:p text:style-name="P9"/>
      <text:p text:style-name="P7"><text:span text:style-name="T49">☐ </text:span><text:span text:style-name="T50">3</text:span>.<text:span text:style-name="T55">7</text:span> <text:tab/><text:span text:style-name="T52">·</text:span><text:span text:style-name="T47"> </text:span><text:span text:style-name="T4">Mona Lisa</text:span><text:span text:style-name="T10">, </text:span><text:span text:style-name="T13">après 1503</text:span> <text:span text:style-name="T28">(</text:span>Léonard de Vinci, 1452-1519<text:span text:style-name="T28">)</text:span></text:p>
      <text:p text:style-name="P7"><text:span text:style-name="T49">☐ </text:span>4.<text:span text:style-name="T55">1</text:span><text:tab/><text:span text:style-name="T52">·</text:span><text:span text:style-name="T47"> </text:span><text:span text:style-name="T4">La Vierge, l’Enfant Jésus avec sainte Anne et saint Jean -Baptiste</text:span>, vers 1500</text:p>
      <text:p text:style-name="P6"><text:span text:style-name="T28"><text:tab/>(</text:span>Léonard de Vinci, 1452-1519<text:span text:style-name="T28">)</text:span></text:p>
      <text:p text:style-name="P7"><text:span text:style-name="T49">☐ </text:span>4.3<text:tab/><text:span text:style-name="T52">·</text:span><text:span text:style-name="T47"> </text:span><text:span text:style-name="T6">P</text:span><text:span text:style-name="T4">ortrait of Washington</text:span><text:span text:style-name="T10">, </text:span>1796 <text:span text:style-name="T45">(</text:span>Gilbert Stuart, 1755-1828<text:span text:style-name="T45">)</text:span></text:p>
      <text:p text:style-name="P7"><text:span text:style-name="T49">☐ </text:span>4.<text:span text:style-name="T55">5</text:span><text:tab/><text:span text:style-name="T52">·</text:span><text:span text:style-name="T47"> </text:span><text:span text:style-name="T4">Candy Stack</text:span> <text:span text:style-name="T46">(</text:span>Félix González Torres, 1957-1996<text:span text:style-name="T46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5"/>
      <text:p text:style-name="P12"><text:span text:style-name="T29">[</text:span><text:span text:style-name="T35">a</text:span><text:span text:style-name="T29">]</text:span> <text:span text:style-name="T4">Pourquoi l’art est-il plein de gens tout nus ?</text:span> <text:span text:style-name="T38">de Susie Hodge, </text:span>aux éditions Milan (pages <text:span text:style-name="T39">76</text:span> sqq.) <text:span text:style-name="T39">æ </text:span><text:span text:style-name="T29">[</text:span><text:span text:style-name="T35">b</text:span><text:span text:style-name="T29">]</text:span> <text:span text:style-name="T4">Pourquoi l’art est-il plein de gens tout nus ?</text:span> <text:span text:style-name="T38">de Susie Hodge, </text:span>aux éditions Milan (pages <text:span text:style-name="T41">16</text:span> sqq.) <text:span text:style-name="T32">[</text:span><text:span text:style-name="T35">c</text:span><text:span text:style-name="T32">]</text:span><text:span text:style-name="T42"> </text:span><text:span text:style-name="T5">d’Art d’Art !</text:span><text:span text:style-name="T42"> de Frédéric et Isabelle Tadéï, aux éditions du Chêne, p. 292 æ </text:span><text:span text:style-name="T29">[</text:span><text:span text:style-name="T35">d</text:span><text:span text:style-name="T29">]</text:span> <text:span text:style-name="T4">Pourquoi l’art est-il plein de gens tout nus ?</text:span> <text:span text:style-name="T38">de Susie Hodge, </text:span>aux éditions Milan (pages <text:span text:style-name="T43">52</text:span> sqq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8f8d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 - 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7-04T18:14:17.664723636</dc:date>
    <meta:editing-duration>PT2H43M47S</meta:editing-duration>
    <meta:editing-cycles>107</meta:editing-cycles>
    <meta:document-statistic meta:table-count="0" meta:image-count="0" meta:object-count="0" meta:page-count="1" meta:paragraph-count="23" meta:word-count="289" meta:character-count="1585" meta:non-whitespace-character-count="1315"/>
  </office:meta>
</office:document-meta>
</file>